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E000001D89AC04D98230C6BF8.png" manifest:media-type="image/png"/>
  <manifest:file-entry manifest:full-path="Pictures/10000201000009C0000003DCAA63142DFF2D8CEF.png" manifest:media-type="image/png"/>
  <manifest:file-entry manifest:full-path="Pictures/10000201000002DA000002DAEE2D319651C6558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0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31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163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289cm" fo:min-width="3.712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289cm" fo:min-width="7.23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289cm" fo:min-width="2.837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289cm" fo:min-width="3.013cm"/>
    </style:style>
    <style:style style:name="gr8" style:family="graphic" style:parent-style-name="standard">
      <style:graphic-properties draw:stroke="none" svg:stroke-color="#000000" draw:fill="none" draw:fill-color="#ffffff" fo:min-height="3.153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289cm" fo:min-width="3.35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3.35cm" fo:min-width="6.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3.35cm" fo:min-width="6.8cm"/>
      <style:paragraph-properties style:writing-mode="lr-tb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289cm" fo:min-width="2.825cm"/>
    </style:style>
    <style:style style:name="gr14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389cm"/>
      <style:paragraph-properties style:writing-mode="lr-tb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5.55cm" fo:min-width="7.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3.35cm" fo:min-width="7.4cm"/>
      <style:paragraph-properties style:writing-mode="lr-tb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508cm" fo:min-width="4.665cm"/>
    </style:style>
    <style:style style:name="gr23" style:family="graphic" style:parent-style-name="standard">
      <style:graphic-properties draw:stroke="none" svg:stroke-color="#000000" draw:fill="none" draw:fill-color="#ffffff" fo:min-height="2.0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6pt" style:font-size-asian="17.2000007629395pt" style:font-size-complex="16pt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5.1000003814697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5.1000003814697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009cm" svg:height="1.455cm" svg:x="18.491cm" svg:y="13.245cm">
          <draw:text-box>
            <text:p><text:span text:style-name="T1">点击某个菜单</text:span></text:p>
          </draw:text-box>
        </draw:frame>
        <draw:frame draw:style-name="gr2" draw:text-style-name="P2" draw:layer="layout" svg:width="5.039cm" svg:height="2.566cm" svg:x="16.607cm" svg:y="1.4cm">
          <draw:text-box>
            <text:p><text:span text:style-name="T2">输入用户信息后提交给服务器</text:span></text:p>
          </draw:text-box>
        </draw:frame>
        <draw:frame draw:style-name="gr3" draw:text-style-name="P3" draw:layer="layout" svg:width="5.039cm" svg:height="2.413cm" svg:x="18.3cm" svg:y="7.2cm">
          <draw:text-box>
            <text:p><text:span text:style-name="T2">服务器验证成功后</text:span></text:p>
            <text:p><text:span text:style-name="T2">返回</text:span><text:span text:style-name="T2">JWT Token</text:span><text:span text:style-name="T2">并进入主页</text:span></text:p>
          </draw:text-box>
        </draw:frame>
        <draw:custom-shape draw:style-name="gr4" draw:text-style-name="P4" draw:layer="layout" svg:width="4.813cm" svg:height="1.077cm" svg:x="2.288cm" svg:y="3.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4.813cm" svg:height="1.077cm" svg:x="16.605cm" svg:y="3.2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8.841cm" svg:height="1.077cm" draw:transform="rotate (-2.35619449019235) translate (20.8cm 5.348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4.813cm" svg:height="1.077cm" svg:x="18.5cm" svg:y="1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4.813cm" svg:height="1.077cm" svg:x="18.5cm" svg:y="1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3.813cm" svg:height="1.077cm" draw:transform="rotate (1.5707963267949) translate (24.123cm 11.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4.009cm" svg:height="1.455cm" svg:x="20.3cm" svg:y="10.6cm">
          <draw:text-box>
            <text:p><text:span text:style-name="T1">请求</text:span><text:span text:style-name="T1">api/user</text:span></text:p>
          </draw:text-box>
        </draw:frame>
        <draw:custom-shape draw:style-name="gr7" draw:text-style-name="P4" draw:layer="layout" svg:width="4.014cm" svg:height="1.077cm" draw:transform="rotate (-1.5707963267949) translate (26.899cm 7.98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4.009cm" svg:height="3.403cm" svg:x="27.091cm" svg:y="8.6cm">
          <draw:text-box>
            <text:p><text:span text:style-name="T1">若响应是</text:span><text:span text:style-name="T1">401</text:span></text:p>
            <text:p><text:span text:style-name="T1">则逻辑走到</text:span></text:p>
            <text:p><text:span text:style-name="T1">src/app.js</text:span><text:span text:style-name="T1">中</text:span></text:p>
            <text:p><text:span text:style-name="T1">跳转到登录页</text:span></text:p>
          </draw:text-box>
        </draw:frame>
        <draw:custom-shape draw:style-name="gr9" draw:text-style-name="P4" draw:layer="layout" svg:width="4.4cm" svg:height="1.077cm" draw:transform="rotate (-1.5707963267949) translate (26.777cm 1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6" draw:layer="layout" svg:width="6.8cm" svg:height="3.6cm" svg:x="22.7cm" svg:y="23.8cm">
          <text:p text:style-name="P5">根据URL</text:p>
          <text:p text:style-name="P5">匹配src/pages</text:p>
          <text:p text:style-name="P5">目录中的文件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813cm" svg:height="1.077cm" draw:transform="rotate (-3.14159265358979) translate (22.2cm 26.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" draw:layer="layout" svg:width="4.609cm" svg:height="1.827cm" svg:x="18.2cm" svg:y="23.745cm">
          <draw:text-box>
            <text:p><text:span text:style-name="T1">匹配后进入页面</text:span></text:p>
          </draw:text-box>
        </draw:frame>
        <draw:custom-shape draw:style-name="gr10" draw:text-style-name="P6" draw:layer="layout" svg:width="6.8cm" svg:height="3.6cm" svg:x="10.2cm" svg:y="23.8cm">
          <text:p text:style-name="P5">引入dva的connect()</text:p>
          <text:p text:style-name="P5">串联对应的model文件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813cm" svg:height="1.077cm" draw:transform="rotate (-3.14159265358979) translate (9.7cm 26.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6" draw:layer="layout" svg:width="7.3cm" svg:height="3.6cm" svg:x="-2.8cm" svg:y="23.8cm">
          <text:p text:style-name="P5">交互改变状态</text:p>
          <text:p text:style-name="P5">通信读取数据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8cm" svg:height="1.077cm" draw:transform="rotate (1.5707963267949) translate (0.8cm 23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" draw:layer="layout" svg:width="4.609cm" svg:height="1.7cm" svg:x="1.791cm" svg:y="21.5cm">
          <draw:text-box>
            <text:p><text:span text:style-name="T1">渲染页面</text:span></text:p>
          </draw:text-box>
        </draw:frame>
        <draw:frame draw:style-name="gr15" draw:text-style-name="P4" draw:layer="layout" svg:width="4.078cm" svg:height="4.17cm" svg:x="-2.702cm" svg:y="1.429cm">
          <draw:image xlink:href="../../../../../../../../Applications/LibreOffice.app/Contents/Resources/gallery/people/Computer-User-Male2.png" xlink:type="simple" xlink:show="embed" xlink:actuate="onLoad" loext:mime-type="image/png">
            <text:p/>
          </draw:image>
        </draw:frame>
        <draw:frame draw:style-name="gr15" draw:text-style-name="P4" draw:layer="layout" svg:width="3.2cm" svg:height="6.588cm" svg:x="23.9cm" svg:y="0.912cm">
          <draw:image xlink:href="../../../../../../../../Applications/LibreOffice.app/Contents/Resources/gallery/computers/Server.png" xlink:type="simple" xlink:show="embed" xlink:actuate="onLoad" loext:mime-type="image/png">
            <text:p/>
          </draw:image>
        </draw:frame>
        <draw:frame draw:style-name="gr16" draw:text-style-name="P7" draw:layer="layout" svg:width="8.033cm" svg:height="8.033cm" svg:x="7.663cm" svg:y="0cm">
          <draw:image xlink:href="Pictures/10000201000002DA000002DAEE2D319651C65581.png" xlink:type="simple" xlink:show="embed" xlink:actuate="onLoad" loext:mime-type="image/png">
            <text:p/>
          </draw:image>
        </draw:frame>
        <draw:frame draw:style-name="gr16" draw:text-style-name="P7" draw:layer="layout" svg:width="18.992cm" svg:height="7.516cm" svg:x="-1.4cm" svg:y="11.884cm">
          <draw:image xlink:href="Pictures/10000201000009C0000003DCAA63142DFF2D8CEF.png" xlink:type="simple" xlink:show="embed" xlink:actuate="onLoad" loext:mime-type="image/png">
            <text:p/>
          </draw:image>
        </draw:frame>
        <draw:frame draw:style-name="gr16" draw:text-style-name="P7" draw:layer="layout" svg:width="6.978cm" svg:height="6.457cm" svg:x="23.5cm" svg:y="12.3cm">
          <draw:image xlink:href="Pictures/10000201000001FE000001D89AC04D98230C6BF8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15" draw:text-style-name="P4" draw:layer="layout" svg:width="6.561cm" svg:height="4.3cm" svg:x="-5.6cm" svg:y="0.2cm">
          <draw:image xlink:href="../../../../../Applications/LibreOffice.app/Contents/Resources/gallery/computers/Computer-Laptop-Silver.png" xlink:type="simple" xlink:show="embed" xlink:actuate="onLoad">
            <text:p/>
          </draw:image>
        </draw:frame>
        <draw:custom-shape draw:style-name="gr4" draw:text-style-name="P4" draw:layer="layout" svg:width="4.813cm" svg:height="1.077cm" svg:x="0.9cm" svg:y="1.9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2" draw:layer="layout" svg:width="3.9cm" svg:height="1.2cm" svg:x="1.1cm" svg:y="1.1cm">
          <draw:text-box>
            <text:p><text:span text:style-name="T2">请求某个接口</text:span></text:p>
          </draw:text-box>
        </draw:frame>
        <draw:custom-shape draw:style-name="gr10" draw:text-style-name="P6" draw:layer="layout" svg:width="6.8cm" svg:height="3.6cm" svg:x="15.5cm" svg:y="0.6cm">
          <text:p text:style-name="P5">进入根目录的</text:p>
          <text:p text:style-name="P5">Index.js文件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813cm" svg:height="1.077cm" draw:transform="rotate (-1.5707963267949) translate (19.277cm 4.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2" draw:layer="layout" svg:width="4.4cm" svg:height="1.639cm" svg:x="19.2cm" svg:y="6cm">
          <draw:text-box>
            <text:p><text:span text:style-name="T2">引入</text:span><text:span text:style-name="T2">app.js</text:span><text:span text:style-name="T2">文件</text:span></text:p>
          </draw:text-box>
        </draw:frame>
        <draw:custom-shape draw:style-name="gr19" draw:text-style-name="P6" draw:layer="layout" svg:width="7.9cm" svg:height="5.8cm" svg:x="15.5cm" svg:y="9.5cm">
          <text:p text:style-name="P5">执行各类中间件</text:p>
          <text:p text:style-name="P5">初始化日志系统</text:p>
          <text:p text:style-name="P5">（声明logger全局变量）</text:p>
          <text:p text:style-name="P5">JWT验证</text:p>
          <text:p text:style-name="P5">加载所有路由文件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813cm" svg:height="1.077cm" draw:transform="rotate (-3.14159265358979) translate (14.913cm 12.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2" draw:layer="layout" svg:width="3.7cm" svg:height="2.2cm" svg:x="11.4cm" svg:y="9.7cm">
          <draw:text-box>
            <text:p><text:span text:style-name="T2">进入某个路由文件</text:span></text:p>
          </draw:text-box>
        </draw:frame>
        <draw:custom-shape draw:style-name="gr21" draw:text-style-name="P6" draw:layer="layout" svg:width="7.9cm" svg:height="3.6cm" svg:x="1.8cm" svg:y="9.9cm">
          <text:p text:style-name="P5">调用权限中间件（可选）</text:p>
          <text:p text:style-name="P5">调用相关的service文件</text:p>
          <text:p text:style-name="P5">引入对应的model文件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3.2cm" svg:height="6.588cm" svg:x="6.5cm" svg:y="-0.988cm">
          <draw:image xlink:href="../../../../../Applications/LibreOffice.app/Contents/Resources/gallery/computers/Server.png" xlink:type="simple" xlink:show="embed" xlink:actuate="onLoad">
            <text:p/>
          </draw:image>
        </draw:frame>
        <draw:custom-shape draw:style-name="gr4" draw:text-style-name="P4" draw:layer="layout" svg:width="4.813cm" svg:height="1.077cm" svg:x="10.187cm" svg:y="1.9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4" draw:layer="layout" svg:width="5.902cm" svg:height="1.516cm" draw:transform="rotate (2.0943951023932) translate (0.087cm 11.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2" draw:layer="layout" svg:width="3.8cm" svg:height="2.3cm" svg:x="0.5cm" svg:y="6.7cm">
          <draw:text-box>
            <text:p><text:span text:style-name="T2">完成处理</text:span></text:p>
            <text:p><text:span text:style-name="T2">响应请求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ongti SC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0-21T15:38:04.639310171</meta:creation-date>
    <dc:date>2021-02-04T16:27:03.350614712</dc:date>
    <meta:editing-duration>PT1H52M41S</meta:editing-duration>
    <meta:editing-cycles>59</meta:editing-cycles>
    <meta:generator>LibreOffice/6.4.6.2$MacOSX_X86_64 LibreOffice_project/0ce51a4fd21bff07a5c061082cc82c5ed232f115</meta:generator>
    <meta:document-statistic meta:object-count="40"/>
  </office:meta>
</office:document-meta>
</file>